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60000038422DF1EFC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font-size="31.5pt" style:font-size-asian="31.5pt" style:font-size-complex="31.5pt"/>
    </style:style>
    <style:style style:name="T25" style:family="text">
      <style:text-properties fo:color="#99ff99" fo:font-weight="bold" style:font-weight-asian="bold" style:font-weight-complex="bold"/>
    </style:style>
    <style:style style:name="T26" style:family="text">
      <style:text-properties fo:color="#ff99ff" fo:font-weight="bold" style:font-weight-asian="bold" style:font-weight-complex="bold"/>
    </style:style>
    <style:style style:name="T27" style:family="text">
      <style:text-properties fo:color="#99ffff" fo:font-weight="bold" style:font-weight-asian="bold" style:font-weight-complex="bold"/>
    </style:style>
    <style:style style:name="T28" style:family="text">
      <style:text-properties style:font-size-asian="17pt" style:font-size-complex="17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808080"/>
    </style:style>
    <style:style style:name="T33" style:family="text">
      <style:text-properties fo:color="#66ffff" fo:font-size="32pt" style:font-size-asian="32pt" style:font-size-complex="32pt"/>
    </style:style>
    <style:style style:name="T34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62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62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95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5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461cm" svg:x="2cm" svg:y="13.324cm">
            <draw:text-box>
              <text:p><text:span text:style-name="T19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10">CC_LEG</text:span>);</text:p>
              <text:p>...</text:p>
              <text:p/>
            </draw:text-box>
          </draw:frame>
          <draw:frame draw:style-name="gr20" draw:text-style-name="P7" draw:layer="layout" svg:width="9.601cm" svg:height="0.962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.</text:span></text:p>
              </text:list-item>
              <text:list-item>
                <text:p><text:span text:style-name="T5">Define another, 'RetCC_LEG', TableGen calling convention.</text:span></text:p>
              </text:list-item>
              <text:list-item>
                <text:p><text:span text:style-name="T5">Call 'AnalyzeReturn()' with it.</text:span></text:p>
              </text:list-item>
              <text:list-item>
                <text:p><text:span text:style-name="T5">Walk the return value locations and issue DAG nodes.</text:span></text:p>
              </text:list-item>
              <text:list-item>
                <text:p><text:span text:style-name="T5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481cm" svg:x="1.9cm" svg:y="14.6cm">
            <draw:text-box>
              <text:p>def ADDrr : InstLEG&lt;<text:span text:style-name="T8">(outs GRRegs:$dst),</text:span></text:p>
              <text:p><text:span text:style-name="T8"><text:s text:c="20"/></text:span><text:span text:style-name="T8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62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3.481cm" svg:x="1.9cm" svg:y="15.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g>
          <draw:frame draw:style-name="gr7" draw:text-style-name="P12" draw:layer="layout" svg:width="24cm" svg:height="3.481cm" svg:x="1.9cm" svg:y="13.5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22"><text:s text:c="20"/></text:span><text:span text:style-name="T21">"add $dst, $src1, $src2"</text:span><text:span text:style-name="T19">,</text:span></text:p>
              <text:p><text:span text:style-name="T19"><text:s text:c="20"/></text:span><text:span text:style-name="T20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9">%2 = add nsw i32 %1, 2</text:span></text:p>
          </draw:text-box>
        </draw:frame>
        <draw:frame draw:style-name="gr21" draw:text-style-name="P12" draw:layer="layout" svg:width="23.8cm" svg:height="2.4cm" svg:x="2cm" svg:y="9.2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g>
          <draw:frame draw:style-name="gr23" draw:text-style-name="P12" draw:layer="layout" svg:width="24cm" svg:height="4.971cm" svg:x="2.2cm" svg:y="6.289cm">
            <draw:text-box>
              <text:p><text:span text:style-name="T19">def MOVWi16 : InstLEG&lt;(outs GRRegs:$dst),</text:span></text:p>
              <text:p><text:span text:style-name="T19"><text:s text:c="22"/></text:span><text:span text:style-name="T19">(ins i32imm:$src),</text:span></text:p>
              <text:p><text:span text:style-name="T19"><text:s text:c="22"/></text:span><text:span text:style-name="T19">"movw $dst, $src",</text:span></text:p>
              <text:p><text:span text:style-name="T19"><text:s text:c="22"/></text:span><text:span text:style-name="T19">[(set i32:$dst, i32imm:$src)]&gt; {</text:span></text:p>
              <text:p><text:span text:style-name="T19"><text:s text:c="2"/></text:span><text:span text:style-name="T19">let isMoveImm = 1;</text:span></text:p>
              <text:p><text:span text:style-name="T19">}</text:span></text:p>
            </draw:text-box>
          </draw:frame>
          <draw:frame draw:style-name="gr11" draw:layer="layout" svg:width="9.601cm" svg:height="0.962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g>
          <draw:frame draw:style-name="gr24" draw:text-style-name="P12" draw:layer="layout" svg:width="24cm" svg:height="7.206cm" svg:x="1.9cm" svg:y="6.4cm">
            <draw:text-box>
              <text:p><text:span text:style-name="T19">def </text:span><text:span text:style-name="T23">LEGimm8</text:span><text:span text:style-name="T19"> : Operand&lt;i32&gt;, ImmLeaf&lt;i32, [{</text:span></text:p>
              <text:p><text:span text:style-name="T19"><text:s text:c="2"/></text:span><text:span text:style-name="T19">return Imm &gt;= 0 &amp;&amp; Imm &lt; 256;</text:span></text:p>
              <text:p><text:span text:style-name="T19">}]&gt;;</text:span></text:p>
              <text:p><text:span text:style-name="T19"/></text:p>
              <text:p><text:span text:style-name="T19">def ADDri : InstLEG&lt;(outs GRRegs:$dst),</text:span></text:p>
              <text:p><text:span text:style-name="T19"><text:s text:c="20"/></text:span><text:span text:style-name="T19">(ins GRRegs:$src1, </text:span><text:span text:style-name="T23">i32imm</text:span><text:span text:style-name="T19">:$src2)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19">[(set i32:$dst, (add i32:$src1, </text:span></text:p>
              <text:p><text:span text:style-name="T23"><text:s text:c="37"/></text:span><text:span text:style-name="T23">LEGimm8</text:span><text:span text:style-name="T19">:$src2))]&gt;;</text:span></text:p>
            </draw:text-box>
          </draw:frame>
          <draw:frame draw:style-name="gr11" draw:layer="layout" svg:width="9.601cm" svg:height="0.962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4.226cm" svg:x="2.2cm" svg:y="14.1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 (add (mul i32:$src1, i32:$src2),</text:span></text:p>
            <text:p><text:span text:style-name="T19"><text:s text:c="39"/></text:span><text:span text:style-name="T19">i32:$src3))]&gt;;</text:span></text:p>
          </draw:text-box>
        </draw:frame>
        <draw:frame draw:style-name="gr11" draw:layer="layout" svg:width="9.601cm" svg:height="0.962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26" draw:text-style-name="P12" draw:layer="layout" svg:width="5.699cm" svg:height="2.2cm" svg:x="20.6cm" svg:y="12.8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27" draw:text-style-name="P12" draw:layer="layout" svg:width="7.299cm" svg:height="1.499cm" svg:x="12.4cm" svg:y="17.0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6" draw:layer="layout" svg:width="5cm" svg:height="1cm" svg:x="20.4cm" svg:y="11.7cm">
          <draw:text-box>
            <text:p text:style-name="P5"><text:span text:style-name="T9">MachineDAG</text:span></text:p>
          </draw:text-box>
        </draw:frame>
        <draw:frame presentation:style-name="pr10" draw:text-style-name="P6" draw:layer="layout" svg:width="5.4cm" svg:height="0.858cm" svg:x="11.9cm" svg:y="15.942cm">
          <draw:text-box>
            <text:p text:style-name="P5"><text:span text:style-name="T9">MachineDAG</text:span></text:p>
          </draw:text-box>
        </draw:frame>
        <draw:frame presentation:style-name="pr10" draw:text-style-name="P6" draw:layer="layout" svg:width="5.4cm" svg:height="1cm" svg:x="6.9cm" svg:y="11.7cm">
          <draw:text-box>
            <text:p text:style-name="P5"><text:span text:style-name="T9">SelectionDAG</text:span></text:p>
          </draw:text-box>
        </draw:frame>
        <draw:frame draw:style-name="gr6" draw:text-style-name="P5" draw:layer="layout" svg:width="22.594cm" svg:height="16.425cm" svg:x="2.4cm" svg:y="3.875cm">
          <draw:image xlink:href="Pictures/10000201000004D60000038422DF1E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25" draw:text-style-name="P12" draw:layer="layout" svg:width="24cm" svg:height="4.2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441cm" svg:x="2cm" svg:y="9.8cm">
            <draw:text-box>
              <text:p><text:span text:style-name="T19">// LEGInstrInfo::storeRegToStackSlot()</text:span></text:p>
              <text:p><text:span text:style-name="T19">BuildMI(MBB, I, I-&gt;getDebugLoc(), get(LEG::STR))</text:span></text:p>
              <text:p><text:span text:style-name="T19"><text:s text:c="2"/></text:span><text:span text:style-name="T19">.addReg(SrcReg, getKillRegState(KillSrc)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loadRegFromStackSlot()</text:span></text:p>
              <text:p><text:span text:style-name="T19">BuildMI(MBB, I, I-&gt;getDebugLoc(), get(LEG::LDR), DestReg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copyPhysReg()</text:span></text:p>
              <text:p><text:span text:style-name="T19">BuildMI(MBB, I, I-&gt;getDebugLoc(), get(LEG::MOVrr), DestReg)</text:span></text:p>
              <text:p><text:span text:style-name="T19"><text:s text:c="2"/></text:span><text:span text:style-name="T19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22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10">“</text:span><text:span text:style-name="T10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0.962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81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0.962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67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0.962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9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3.481cm" svg:x="1.901cm" svg:y="4.80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4"/></text:p>
              </text:list-item>
              <text:list-item>
                <text:p><text:span text:style-name="T24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96cm" svg:x="2.2cm" svg:y="7.599cm">
          <draw:text-box>
            <text:p>def ADDrr : InstLEG&lt;(outs GRRegs:<text:span text:style-name="T25">$dst</text:span>),</text:p>
            <text:p><text:s text:c="20"/>(ins GRRegs:<text:span text:style-name="T26">$src1</text:span>, GRRegs:<text:span text:style-name="T27">$src2</text:span>) ... &gt; {</text:p>
            <text:p><text:s text:c="2"/>bits&lt;4&gt; <text:span text:style-name="T26">src1</text:span>; bits&lt;4&gt; <text:span text:style-name="T27">src2</text:span>; bits&lt;4&gt; <text:span text:style-name="T25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6">src1</text:span>; <text:s text:c="7"/>// Operand 1</text:p>
            <text:p><text:s text:c="2"/>let Inst{15-12} = <text:span text:style-name="T25">dst</text:span>; <text:s text:c="8"/>// Destination</text:p>
            <text:p><text:s text:c="2"/>let Inst{11-4} <text:s/>= 0b00000000;</text:p>
            <text:p><text:s text:c="2"/>let Inst{3-0} <text:s text:c="2"/>= <text:span text:style-name="T27">src2</text:span>; <text:s text:c="7"/>// Operand 2</text:p>
            <text:p>}</text:p>
          </draw:text-box>
        </draw:frame>
        <draw:frame draw:style-name="gr11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8">LastTargetFixupKind – FirstTargetFixupKind</text:span></text:p>
              <text:p>};</text:p>
            </draw:text-box>
          </draw:frame>
          <draw:frame draw:style-name="gr48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3.8cm" svg:x="1.6cm" svg:y="9.3cm">
            <draw:text-box>
              <text:p><text:span text:style-name="T2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60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61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60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61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1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2"> </text:span><text:span text:style-name="T33"><text:a xlink:href="http://llvm.org/docs/WritingAnLLVMBackend.html" xlink:type="simple">llvm.org/docs/WritingAnLLVMBackend.html</text:a></text:span><text:span text:style-name="T33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4"><text:a xlink:href="mailto:fraser@codeplay.com" xlink:type="simple">fraser@codeplay.com</text:a></text:span></text:p>
                  </text:list-item>
                  <text:list-item>
                    <text:p><text:span text:style-name="T34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8H19M50S</meta:editing-duration>
    <meta:editing-cycles>232</meta:editing-cycles>
    <dc:date>2014-04-06T21:53:24.829534350</dc:date>
    <meta:generator>LibreOffice/4.2.2.1$Linux_X86_64 LibreOffice_project/420m0$Build-1</meta:generator>
    <meta:document-statistic meta:object-count="421"/>
  </office:meta>
</office:document-meta>
</file>